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.546cm" fo:min-width="1.656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188cm" fo:min-width="1.118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188cm" fo:min-width="1.296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008cm" fo:min-width="0.758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368cm" fo:min-width="1.296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188cm" fo:min-width="0.938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188cm" fo:min-width="0.758cm"/>
    </style:style>
    <style:style style:name="gr8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eeeee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048cm" svg:height="2.54cm" svg:x="10.16cm" svg:y="3.81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86cm" svg:height="2.032cm" svg:x="6.858cm" svg:y="7.112cm">
          <text:p text:style-name="P1">Ad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032cm" svg:x="4.064cm" svg:y="10.16cm">
          <text:p text:style-name="P1">if_Su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78cm" svg:height="1.778cm" svg:x="8.382cm" svg:y="10.41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54cm" svg:height="2.286cm" svg:x="13.97cm" svg:y="6.858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032cm" svg:height="2.032cm" svg:x="12.954cm" svg:y="10.16cm">
          <text:p text:style-name="P1">Ad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778cm" svg:height="2.032cm" svg:x="13.208cm" svg:y="12.954cm">
          <text:p text:style-name="P1">“så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032cm" svg:height="2.032cm" svg:x="16.51cm" svg:y="10.1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668cm" svg:y1="6.096cm" svg:x2="8.89cm" svg:y2="7.366cm">
          <text:p/>
        </draw:line>
        <draw:line draw:style-name="gr8" draw:text-style-name="P3" draw:layer="layout" svg:x1="7.112cm" svg:y1="9.144cm" svg:x2="6.096cm" svg:y2="10.16cm">
          <text:p/>
        </draw:line>
        <draw:line draw:style-name="gr8" draw:text-style-name="P3" draw:layer="layout" svg:x1="8.382cm" svg:y1="9.144cm" svg:x2="9.144cm" svg:y2="10.414cm">
          <text:p/>
        </draw:line>
        <draw:line draw:style-name="gr8" draw:text-style-name="P3" draw:layer="layout" svg:x1="12.954cm" svg:y1="6.096cm" svg:x2="14.224cm" svg:y2="7.366cm">
          <text:p/>
        </draw:line>
        <draw:line draw:style-name="gr8" draw:text-style-name="P3" draw:layer="layout" svg:x1="14.986cm" svg:y1="9.144cm" svg:x2="14.478cm" svg:y2="10.16cm">
          <text:p/>
        </draw:line>
        <draw:line draw:style-name="gr8" draw:text-style-name="P3" draw:layer="layout" svg:x1="16.256cm" svg:y1="9.144cm" svg:x2="17.018cm" svg:y2="10.16cm">
          <text:p/>
        </draw:line>
        <draw:line draw:style-name="gr8" draw:text-style-name="P3" draw:layer="layout" svg:x1="13.97cm" svg:y1="12.446cm" svg:x2="13.97cm" svg:y2="12.954cm">
          <text:p/>
        </draw:line>
        <draw:frame draw:style-name="gr9" draw:text-style-name="P4" draw:layer="layout" svg:width="12.7cm" svg:height="0.962cm" svg:x="7.366cm" svg:y="1.016cm">
          <draw:text-box>
            <text:p>Hvis A, så B.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4:21:59.574052017</meta:creation-date>
    <dc:date>2016-11-11T14:25:42.818937266</dc:date>
    <meta:editing-duration>PT3M42S</meta:editing-duration>
    <meta:editing-cycles>2</meta:editing-cycles>
    <meta:generator>LibreOffice/5.1.4.2$Linux_X86_64 LibreOffice_project/10m0$Build-2</meta:generator>
    <meta:document-statistic meta:object-count="39"/>
  </office:meta>
</office:document-meta>
</file>